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3pt" fo:font-style="normal" fo:font-weight="bold" style:font-size-asian="10.5pt"/>
    </style:style>
    <style:style style:name="T1" style:family="text">
      <style:text-properties fo:font-size="18pt" fo:font-weight="bold" style:font-size-asian="10.5pt"/>
    </style:style>
    <style:style style:name="T2" style:family="text">
      <style:text-properties fo:font-size="18pt" fo:font-weight="bold" officeooo:rsid="000b788d" style:font-size-asian="10.5pt"/>
    </style:style>
    <style:style style:name="T3" style:family="text">
      <style:text-properties fo:font-size="14pt" fo:font-weight="bold" style:font-size-asian="10.5pt"/>
    </style:style>
    <style:style style:name="T4" style:family="text">
      <style:text-properties fo:font-size="13pt" fo:font-style="normal" fo:font-weight="bold" style:font-size-asian="10.5pt"/>
    </style:style>
    <style:style style:name="T5" style:family="text">
      <style:text-properties fo:font-size="13pt" fo:font-style="normal" style:font-size-asian="10.5pt" style:font-style-asian="normal" style:font-style-complex="normal"/>
    </style:style>
    <style:style style:name="T6" style:family="text">
      <style:text-properties fo:font-size="13pt" fo:font-style="italic" style:font-size-asian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<text:line-break/>Cookbook: Installation of prerequisites for </text:span><text:span text:style-name="T2">a </text:span><text:span text:style-name="T1">VuFind based presentation component </text:span><text:line-break/><text:line-break/></text:p>
      <text:p text:style-name="Standard"/>
      <text:p text:style-name="Standard"><text:span text:style-name="T3">I) Update the current Operating System <text:s/></text:span><text:s/><text:line-break/>apt-get update<text:line-break/><text:line-break/></text:p>
      <text:p text:style-name="Standard"><text:span text:style-name="T3">II. Prerequesites (necessary tools</text:span>)<text:line-break/><text:line-break/><text:span text:style-name="T4">1) Install MySQL Server</text:span><text:span text:style-name="T6"> </text:span></text:p>
      <text:p text:style-name="Standard"/>
      <text:p text:style-name="Standard">apt-get install mysql-client-core-5.5 </text:p>
      <text:p text:style-name="Standard">apt-get install mysql-server </text:p>
      <text:p text:style-name="Standard"/>
      <text:p text:style-name="Standard"/>
      <text:p text:style-name="P1">2) Install Apache httpd server </text:p>
      <text:p text:style-name="Standard">apt-get install apache2 </text:p>
      <text:p text:style-name="Standard"/>
      <text:p text:style-name="Standard"><text:line-break/><text:span text:style-name="T4">3) install Git </text:span></text:p>
      <text:p text:style-name="Standard">apt-get install git </text:p>
      <text:p text:style-name="Standard"/>
      <text:p text:style-name="Standard"><text:line-break/><text:span text:style-name="T4">4) necessary PHP libraries</text:span><text:span text:style-name="T6"> </text:span></text:p>
      <text:p text:style-name="Standard">minimum: 5.3.3<text:line-break/>default on Ubuntu 12.04: 5.3.10<text:line-break/>used by swissbib: 5.4x<text:line-break/><text:bookmark-start text:name="__DdeLink__684_1883247516"/>apt-get install php5 </text:p>
      <text:p text:style-name="Standard"><text:bookmark-end text:name="__DdeLink__684_1883247516"/>apt-get install php5-mcrypt </text:p>
      <text:p text:style-name="Standard">apt-get install php5-gd </text:p>
      <text:p text:style-name="Standard">apt-get install php5-intl </text:p>
      <text:p text:style-name="Standard">apt-get install php5-mysql </text:p>
      <text:p text:style-name="Standard"><text:line-break/><text:line-break/>5<text:span text:style-name="T4">) further helpful tools (please send a request if you need more support)<text:line-break/></text:span><text:span text:style-name="T6">- </text:span><text:span text:style-name="T5">PHPStorm as development environment (http://www.jetbrains.com/phpstorm/) </text:span></text:p>
      <text:p text:style-name="Standard">- <text:s/>xDebug for debugging (http://xdebug.org/)<text:line-break/><text:lin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6T12:14:30</meta:creation-date>
    <dc:date>2013-10-07T21:23:35.294025321</dc:date>
    <meta:editing-duration>PT58S</meta:editing-duration>
    <meta:editing-cycles>2</meta:editing-cycles>
    <meta:generator>LibreOffice/4.1.1.2$Linux_x86 LibreOffice_project/410m0$Build-2</meta:generator>
    <meta:document-statistic meta:table-count="0" meta:image-count="0" meta:object-count="0" meta:page-count="1" meta:paragraph-count="17" meta:word-count="100" meta:character-count="783" meta:non-whitespace-character-count="669"/>
  </office:meta>
</office:document-meta>
</file>